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cm"/>
    </style:style>
    <style:style style:name="co2" style:family="table-column">
      <style:table-column-properties fo:break-before="auto" style:column-width="1.45cm"/>
    </style:style>
    <style:style style:name="co3" style:family="table-column">
      <style:table-column-properties fo:break-before="auto" style:column-width="4.57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ividual_cara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embership</text:p>
          </table:table-cell>
          <table:table-cell office:value-type="string" calcext:value-type="string">
            <text:p>President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6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28/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9/O46/O11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1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/O1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6/O10/O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56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7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6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5/O120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11/O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7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6/O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2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5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/O2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6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2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3/O5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6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6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64/O32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6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73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6/O2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1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/O10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9/O5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2/O9/O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/O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2/O12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1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/O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6/O29/O2/O3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1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/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6/O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6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/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2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51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7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5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6/O9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6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/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0/O1/O11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1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5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5/O122/O46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2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2/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2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/O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1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76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6/O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9/O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/O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5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3/O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/O9/O1/O111/O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52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2/O12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2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/O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2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2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5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0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70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5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/O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2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/O7/O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3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29/O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6/O2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2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70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5/O122/O120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23/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4/O6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7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6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6/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/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2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/O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2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0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9/O6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1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2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7/O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3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59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0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5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5/O122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/O3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6/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7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78/O39/O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2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5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5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5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7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/O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3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72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5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/O3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3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8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1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8/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5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4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/O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5/O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8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5/O120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/O3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5/O122/O46/O29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/O11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3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6/O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3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8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9/O7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3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/O18/O2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4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70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5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5/O122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22/O1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1/O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92/O3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4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121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19T13:50:32.946207284</dc:date>
    <meta:editing-duration>PT38S</meta:editing-duration>
    <meta:editing-cycles>1</meta:editing-cycles>
    <meta:document-statistic meta:table-count="1" meta:cell-count="1720" meta:object-count="0"/>
    <meta:generator>LibreOffice/6.4.7.2$Linux_X86_64 LibreOffice_project/40$Build-2</meta:generator>
  </office:meta>
</office:document-meta>
</file>